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NameSchemaNamingStrateg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NameSchemaNamingStrategy.nameSchemaType( ElementDescriptor elementDescrip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